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883" officeooo:paragraph-rsid="000df883"/>
    </style:style>
    <style:style style:name="P2" style:family="paragraph" style:parent-style-name="Text_20_body">
      <style:text-properties fo:font-variant="normal" fo:text-transform="none" fo:color="#000000" style:font-name="Arial" fo:font-size="9pt" fo:letter-spacing="normal" fo:font-style="normal" fo:font-weight="normal" officeooo:rsid="000df883" officeooo:paragraph-rsid="000df883"/>
    </style:style>
    <style:style style:name="P3" style:family="paragraph" style:parent-style-name="Standard">
      <style:text-properties officeooo:rsid="00125954" officeooo:paragraph-rsid="00125954"/>
    </style:style>
    <style:style style:name="P4" style:family="paragraph" style:parent-style-name="Text_20_body" style:list-style-name="L1">
      <style:paragraph-properties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ing3 -V -c 1000000 -d 120 -S -w 64 -p 445 -s 445 --flood <text:s/>192.168.1.120</text:p>
      <text:p text:style-name="P2">--flood: sent packets as fast as possible. Don't show replies.</text:p>
      <text:list xml:id="list8486245072498045510" text:style-name="L1">
        <text:list-item>
          <text:p text:style-name="P5">--rand-dest: random destionation address mode. see the man.</text:p>
        </text:list-item>
        <text:list-item>
          <text:p text:style-name="P5">-V &lt;-- Verbose</text:p>
        </text:list-item>
        <text:list-item>
          <text:p text:style-name="P5">-c --count: packet count</text:p>
        </text:list-item>
        <text:list-item>
          <text:p text:style-name="P5">-d --data: data size</text:p>
        </text:list-item>
        <text:list-item>
          <text:p text:style-name="P5">-S --syn: set SYN flag</text:p>
        </text:list-item>
        <text:list-item>
          <text:p text:style-name="P5">-w --win: winsize (default 64)</text:p>
        </text:list-item>
        <text:list-item>
          <text:p text:style-name="P5">-p --destport [+][+]&lt;port&gt; destination port(default 0) ctrl+z inc/dec</text:p>
        </text:list-item>
        <text:list-item>
          <text:p text:style-name="P4">-s --baseport: base source port (default random)</text:p>
        </text:list-item>
      </text:list>
      <text:p text:style-name="P3"><text:s/>sudo hping3 -c 10000 -d 120 -S -w 64 -p 21 --flood --rand-source 192.168.1.1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0:29:26.910611504</meta:creation-date>
    <dc:date>2016-09-21T08:43:57.060792228</dc:date>
    <meta:editing-duration>PT5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102" meta:character-count="508" meta:non-whitespace-character-count="434"/>
  </office:meta>
</office:document-meta>
</file>